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0cm" fo:line-height="150%" fo:text-indent="1.27cm" style:auto-text-indent="false"/>
    </style:style>
    <style:style style:name="P21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3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6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7" style:family="paragraph" style:parent-style-name="Standard">
      <style:paragraph-properties fo:margin-left="0.501cm" fo:margin-right="0cm" fo:text-indent="-0.501cm" style:auto-text-indent="false"/>
    </style:style>
    <style:style style:name="P28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29" style:family="paragraph" style:parent-style-name="Основной">
      <style:paragraph-properties fo:margin-left="0cm" fo:margin-right="0cm" fo:text-indent="0cm" style:auto-text-indent="false"/>
    </style:style>
    <style:style style:name="P3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1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3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4" style:family="paragraph" style:parent-style-name="Text_20_body">
      <style:paragraph-properties fo:margin-top="0.212cm" fo:margin-bottom="0.212cm" style:line-height-at-least="0.176cm"/>
    </style:style>
    <style:style style:name="P35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6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7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8" style:family="paragraph" style:parent-style-name="Standard" style:list-style-name="WW8Num3">
      <style:paragraph-properties fo:text-align="justify" style:justify-single-word="false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1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2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3" style:family="paragraph" style:parent-style-name="Heading_20_1">
      <style:paragraph-properties fo:margin-top="0.423cm" fo:margin-bottom="0cm"/>
    </style:style>
    <style:style style:name="P44" style:family="paragraph" style:parent-style-name="Heading_20_5">
      <style:paragraph-properties fo:margin-top="0.212cm" fo:margin-bottom="0cm"/>
    </style:style>
    <style:style style:name="P45" style:family="paragraph" style:parent-style-name="Heading_20_5">
      <style:paragraph-properties fo:margin-top="0.847cm" fo:margin-bottom="0cm"/>
    </style:style>
    <style:style style:name="P46" style:family="paragraph" style:parent-style-name="Heading_20_5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size-complex="13pt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font-weight="normal" style:font-weight-asian="normal" style:font-size-complex="12pt"/>
    </style:style>
    <style:style style:name="T16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style:font-size-complex="13pt"/>
    </style:style>
    <style:style style:name="T19" style:family="text">
      <style:text-properties style:font-name-complex="Arial"/>
    </style:style>
    <style:style style:name="T20" style:family="text">
      <style:text-properties style:font-size-complex="12pt"/>
    </style:style>
    <style:style style:name="T21" style:family="text">
      <style:text-properties style:text-position="sub 58%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ОВЕРКИ</text:p>
      <text:p text:style-name="P30"/>
      <text:p text:style-name="P6">Измерителя-сигнализатора СРК-АТ2327</text:p>
      <text:p text:style-name="P1"><text:span text:style-name="T2">Зав. № </text:span><text:span text:style-name="T5">396.000</text:span></text:p>
      <text:p text:style-name="P16">принадлежащего _______________________</text:p>
      <text:p text:style-name="P19"/>
      <text:p text:style-name="P29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0"><text:span text:style-name="T2">температура </text:span><text:span text:style-name="T9"><text:s text:c="10"/>20 </text:span><text:span text:style-name="T16"></text:span><text:span text:style-name="T9">С;</text:span><text:span text:style-name="T2"> <text:tab/><text:tab/> <text:s/>влажность </text:span><text:span text:style-name="T9"><text:s text:c="10"/>75 %;</text:span></text:p>
      <text:p text:style-name="P20"><text:span text:style-name="T2">атмосферное давление <text:s/></text:span><text:span text:style-name="T9"><text:s/>99 кПа</text:span><text:span text:style-name="T2">;</text:span></text:p>
      <text:p text:style-name="P20"><text:span text:style-name="T2">внешний фон гамма-излучения <text:s/></text:span><text:span text:style-name="T9"><text:s text:c="2"/>0,08 мкЗв/ч</text:span><text:span text:style-name="T2">;</text:span></text:p>
      <text:h text:style-name="P44" text:outline-level="5"><text:span text:style-name="T2">1</text:span><text:span text:style-name="T3">.</text:span><text:span text:style-name="T2"><text:tab/></text:span>Средства поверки</text:h>
      <text:p text:style-name="P21">а)<text:tab/>Эталонные средства измерений:</text:p>
      <text:list xml:id="list7615580465329467661" text:style-name="WW8Num3">
        <text:list-item>
          <text:p text:style-name="P38"><text:span text:style-name="T2">эталонная поверочная дозиметрическая установка с источником гамма-излучения </text:span><text:span text:style-name="T17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16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16"></text:span><text:span text:style-name="T9"> 4 % </text:span><text:span text:style-name="T2">.</text:span></text:p>
      <text:list xml:id="list2426103524617094829" text:style-name="WW8Num2">
        <text:list-item>
          <text:p text:style-name="P41"><text:span text:style-name="T2">эталонный источник гамма-излучения типа ОСГИ </text:span><text:span text:style-name="T17">137</text:span><text:span text:style-name="T3">Cs</text:span><text:span text:style-name="T2"> активностью </text:span><text:span text:style-name="T3">89,49</text:span><text:span text:style-name="T2"> кБк зав. №518</text:span><text:span text:style-name="T3">.</text:span></text:p>
        </text:list-item>
      </text:list>
      <text:p text:style-name="P22"><text:span text:style-name="T8">б)<text:tab/>Оборудование</text:span><text:span text:style-name="T7">:</text:span></text:p>
      <text:list xml:id="list33327298" text:continue-numbering="true" text:style-name="WW8Num2">
        <text:list-item>
          <text:p text:style-name="P39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4"/>
      <text:h text:style-name="P44" text:outline-level="5"><text:span text:style-name="T18">2</text:span><text:span text:style-name="T13">.</text:span><text:span text:style-name="T18"><text:tab/>Поверка блоков детектирования</text:span></text:h>
      <text:p text:style-name="P23">а) <text:tab/>Внешний осмотр и опробование БД:</text:p>
      <text:list xml:id="list33332781" text:continue-numbering="true" text:style-name="WW8Num2">
        <text:list-item>
          <text:p text:style-name="P40">документация ________________________________________________________________</text:p>
        </text:list-item>
        <text:list-item>
          <text:p text:style-name="P40">отсутствие механических повреждений <text:s/>__________________________________________</text:p>
        </text:list-item>
        <text:list-item>
          <text:p text:style-name="P40">наличие четких маркировочных надписей на БД и контрольном источнике ____________</text:p>
        </text:list-item>
        <text:list-item>
          <text:p text:style-name="P40">контроль работоспособности <text:s/>___________________________________________________</text:p>
        </text:list-item>
      </text:list>
      <text:p text:style-name="P33">б)<text:tab/>Проверка допускаемой основной относительной погрешности измерения мощности дозы измерителя с БДКГ–02</text:p>
      <text:p text:style-name="P34"><text:span text:style-name="T10">Блок детектирования зав № </text:span><text:span text:style-name="T4">396.0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5"><text:bookmark text:name="OLE_LINK1"/>№<text:line-break/>п<text:span text:style-name="T12">/</text:span>п</text:p>
          </table:table-cell>
          <table:table-cell table:style-name="Table1.B1" table:number-rows-spanned="2" office:value-type="string">
            <text:p text:style-name="P25">Мощность амбиентной эквивалентной дозы в контрольной точке</text:p>
            <text:p text:style-name="P25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5">Номер источ-ника</text:p>
          </table:table-cell>
          <table:table-cell table:style-name="Table1.B1" table:number-rows-spanned="2" office:value-type="string">
            <text:p text:style-name="P25">Рас-стояние до источ-ника, </text:p>
            <text:p text:style-name="P25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5">Измеренное значение</text:p>
          </table:table-cell>
          <table:covered-table-cell/>
          <table:table-cell table:style-name="Table1.A1" table:number-rows-spanned="2" office:value-type="string">
            <text:p text:style-name="P26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5">Относи-тельная погреш-ность измерения мощности амбиентной экви-валентной дозы </text:p>
            <text:p text:style-name="P25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5">Довери-тельная граница погреш-ности измерения</text:p>
            <text:p text:style-name="P25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5">Условие соответ-ствия по ТУ:</text:p>
            <text:p text:style-name="P25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5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5">фона</text:p>
            <text:p text:style-name="P25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5">мощности амбиентной эквивалент-ной дозы</text:p>
            <text:p text:style-name="P25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0">7,00E+02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2">241</text:span>,<text:span text:style-name="T12">9</text:span></text:p>
          </table:table-cell>
          <table:table-cell table:style-name="Table1.A3" table:number-rows-spanned="3" office:value-type="string">
            <text:p text:style-name="P13">1,03E+02</text:p>
          </table:table-cell>
          <table:table-cell table:style-name="Table1.A3" office:value-type="string">
            <text:p text:style-name="P13">8,10E+02</text:p>
          </table:table-cell>
          <table:table-cell table:style-name="Table1.A3" office:value-type="string">
            <text:p text:style-name="P13">7,07E+02</text:p>
          </table:table-cell>
          <table:table-cell table:style-name="Table1.A3" office:value-type="string">
            <text:p text:style-name="P13">1,0</text:p>
          </table:table-cell>
          <table:table-cell table:style-name="Table1.A3" office:value-type="string">
            <text:p text:style-name="P13">6,2</text:p>
          </table:table-cell>
          <table:table-cell table:style-name="Table1.J3" table:number-rows-spanned="8" office:value-type="string">
            <text:p text:style-name="P9"><text:span text:style-name="T19">±</text:span><text:span text:style-name="T14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0E+03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00E+03</text:p>
          </table:table-cell>
          <table:table-cell table:style-name="Table1.A3" office:value-type="string">
            <text:p text:style-name="P13">6,90E+03</text:p>
          </table:table-cell>
          <table:table-cell table:style-name="Table1.A3" office:value-type="string">
            <text:p text:style-name="P13">-1,5</text:p>
          </table:table-cell>
          <table:table-cell table:style-name="Table1.A3" office:value-type="string">
            <text:p text:style-name="P13">6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,00E+04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,21E+04</text:p>
          </table:table-cell>
          <table:table-cell table:style-name="Table1.A3" office:value-type="string">
            <text:p text:style-name="P13">7,20E+04</text:p>
          </table:table-cell>
          <table:table-cell table:style-name="Table1.A3" office:value-type="string">
            <text:p text:style-name="P13">2,9</text:p>
          </table:table-cell>
          <table:table-cell table:style-name="Table1.A3" office:value-type="string">
            <text:p text:style-name="P13">6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0E+05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E+05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</text:p>
          </table:table-cell>
          <table:table-cell table:style-name="Table1.A3" office:value-type="string">
            <text:p text:style-name="P13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,00E+06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E+06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</text:p>
          </table:table-cell>
          <table:table-cell table:style-name="Table1.A3" office:value-type="string">
            <text:p text:style-name="P13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0">7,00E+07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E+07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</text:p>
          </table:table-cell>
          <table:table-cell table:style-name="Table1.A3" office:value-type="string">
            <text:p text:style-name="P13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7,00E+08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10E+08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</text:p>
          </table:table-cell>
          <table:table-cell table:style-name="Table1.A3" office:value-type="string">
            <text:p text:style-name="P13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0E+09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E+09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</text:p>
          </table:table-cell>
          <table:table-cell table:style-name="Table1.A3" office:value-type="string">
            <text:p text:style-name="P13">5,1</text:p>
          </table:table-cell>
          <table:covered-table-cell/>
        </table:table-row>
      </table:table>
      <text:p text:style-name="P35"/>
      <text:p text:style-name="P36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Заводской номер БД</text:p>
          </table:table-cell>
          <table:table-cell table:style-name="Table2.A1" office:value-type="string">
            <text:p text:style-name="P37"><text:span text:style-name="T11">Градуировочное значение Н</text:span><text:span text:style-name="T21">г</text:span><text:span text:style-name="T11">, нЗв/ч</text:span></text:p>
          </table:table-cell>
          <table:table-cell table:style-name="Table2.C1" office:value-type="string">
            <text:p text:style-name="P32"><text:span text:style-name="T11">Активность эталонного источника А</text:span><text:span text:style-name="T21">0</text:span><text:span text:style-name="T11">, кБк</text:span></text:p>
          </table:table-cell>
        </table:table-row>
        <table:table-row table:style-name="Table2.2">
          <table:table-cell table:style-name="Table2.A2" office:value-type="string">
            <text:p text:style-name="P14">396.002</text:p>
          </table:table-cell>
          <table:table-cell table:style-name="Table2.A2" office:value-type="string">
            <text:p text:style-name="P15">9817</text:p>
          </table:table-cell>
          <table:table-cell table:style-name="Table2.C2" office:value-type="string">
            <text:p text:style-name="P12">89,49</text:p>
          </table:table-cell>
        </table:table-row>
      </table:table>
      <text:p text:style-name="P27"/>
      <text:p text:style-name="P28"/>
      <text:h text:style-name="P45" text:outline-level="5">3<text:span text:style-name="T12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3" text:outline-level="1"><text:span text:style-name="T20">Клеймо</text:span><text:span text:style-name="T15">-</text:span><text:span text:style-name="T20">наклейка<text:tab/>__________________________________________________________________</text:span></text:h>
      <text:h text:style-name="P4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8"><text:span text:style-name="T2"><text:tab/><text:tab/>“___”_____________20_</text:span><text:span text:style-name="T3">__</text:span><text:span text:style-name="T2">г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1-16T10:40:01.29</dc:date>
    <meta:print-date>2014-12-02T11:27:00</meta:print-date>
    <meta:editing-cycles>5</meta:editing-cycles>
    <meta:editing-duration>P23DT22H45M2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06" meta:character-count="2763"/>
    <meta:user-defined meta:name="MTWinEqns" meta:value-type="boolean">true</meta:user-defined>
  </office:meta>
</office:document-meta>
</file>